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Smile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2SmileEncoderTests.canNot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SmileEncoderTests.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ckson2SmileEncoderTests.Jackson2Smile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SmileEncoderTests.encodeAs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ckson2SmileEncoderTests.encod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